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Oblique1" svg:font-family="HelveticaOblique"/>
    <style:font-face style:name="TTA7F5AB5FtCIDWinCharSetFFFFH1" svg:font-family="TTA7F5AB5FtCIDWinCharSetFFFFH"/>
    <style:font-face style:name="Unknown1" svg:font-family="Unknown"/>
    <style:font-face style:name="FreeSans1" svg:font-family="FreeSans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ans1" svg:font-family="'Liberation Sans'" style:font-pitch="variable"/>
    <style:font-face style:name="TTA7F5AB5FtCIDWinCharSetFFFFH" svg:font-family="TTA7F5AB5FtCIDWinCharSetFFFFH" style:font-pitch="variable"/>
    <style:font-face style:name="Ubuntu" svg:font-family="Ubuntu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2cm" svg:stroke-color="#800000" draw:stroke-linejoin="round" svg:stroke-linecap="round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solid" svg:stroke-width="0.106cm" svg:stroke-color="#800000" draw:marker-start-width="0.341cm" draw:marker-end-width="0.341cm" draw:stroke-linejoin="round" svg:stroke-linecap="round" draw:fill="solid" draw:fill-color="#ffff99" fo:padding-top="0.053cm" fo:padding-bottom="0.053cm" fo:padding-left="0.053cm" fo:padding-right="0.053cm"/>
    </style:style>
    <style:style style:name="gr3" style:family="graphic" style:parent-style-name="standard">
      <style:graphic-properties draw:stroke="solid" svg:stroke-width="0.012cm" svg:stroke-color="#000000" draw:stroke-linejoin="round" svg:stroke-linecap="round" draw:fill="solid" draw:fill-color="#000000" fo:padding-top="0.006cm" fo:padding-bottom="0.006cm" fo:padding-left="0.006cm" fo:padding-right="0.006cm"/>
    </style:style>
    <style:style style:name="gr4" style:family="graphic" style:parent-style-name="standard">
      <style:graphic-properties draw:stroke="solid" svg:stroke-width="0.012cm" svg:stroke-color="#ff8000" draw:stroke-linejoin="miter" svg:stroke-linecap="round" draw:fill="none" fo:padding-top="0.006cm" fo:padding-bottom="0.006cm" fo:padding-left="0.006cm" fo:padding-right="0.006cm"/>
    </style:style>
    <style:style style:name="gr5" style:family="graphic" style:parent-style-name="standard">
      <style:graphic-properties draw:stroke="solid" svg:stroke-width="0.159cm" svg:stroke-color="#000000" draw:marker-start-width="0.318cm" draw:marker-end-width="0.318cm" draw:stroke-linejoin="miter" svg:stroke-linecap="round" draw:fill="solid" draw:fill-color="#729fcf" fo:padding-top="0.079cm" fo:padding-bottom="0.079cm" fo:padding-left="0.079cm" fo:padding-right="0.079cm"/>
    </style:style>
    <style:style style:name="gr6" style:family="graphic" style:parent-style-name="standard">
      <style:graphic-properties draw:stroke="solid" svg:stroke-width="0.106cm" svg:stroke-color="#000000" draw:marker-start-width="0.341cm" draw:marker-end-width="0.341cm" draw:stroke-linejoin="miter" svg:stroke-linecap="round" draw:fill="solid" draw:fill-color="#ffff99" fo:padding-top="0.053cm" fo:padding-bottom="0.053cm" fo:padding-left="0.053cm" fo:padding-right="0.053cm"/>
    </style:style>
    <style:style style:name="gr7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106cm" svg:stroke-color="#000000" draw:marker-start-width="0.341cm" draw:marker-end-width="0.341cm" draw:stroke-linejoin="round" svg:stroke-linecap="round" draw:fill="solid" draw:fill-color="#ffff99" fo:padding-top="0.053cm" fo:padding-bottom="0.053cm" fo:padding-left="0.053cm" fo:padding-right="0.053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1.971cm" fo:min-width="2.77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9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2.4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3.8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96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942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0.683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95cm" fo:min-width="1.204cm" fo:padding-top="0cm" fo:padding-bottom="0cm" fo:padding-left="0cm" fo:padding-right="0cm"/>
    </style:style>
    <style:style style:name="gr18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255cm" fo:min-width="0.9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747cm" fo:padding-top="0cm" fo:padding-bottom="0cm" fo:padding-left="0cm" fo:padding-right="0cm"/>
    </style:style>
    <style:style style:name="gr27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1.132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1.319cm" fo:padding-top="0cm" fo:padding-bottom="0cm" fo:padding-left="0cm" fo:padding-right="0cm"/>
    </style:style>
    <style:style style:name="gr29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1.492cm" fo:padding-top="0cm" fo:padding-bottom="0cm" fo:padding-left="0cm" fo:padding-right="0cm"/>
    </style:style>
    <style:style style:name="gr30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0.654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1.36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1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0.336cm" fo:min-width="1.51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71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71cm" fo:padding-top="0cm" fo:padding-bottom="0cm" fo:padding-left="0cm" fo:padding-right="0cm"/>
    </style:style>
    <style:style style:name="gr36" style:family="graphic" style:parent-style-name="standard">
      <style:graphic-properties draw:stroke="none" svg:stroke-width="0.106cm" draw:marker-start-width="0.359cm" draw:marker-end-width="0.359cm" draw:fill="solid" draw:fill-color="#ffff99" draw:textarea-horizontal-align="left" draw:textarea-vertical-align="top" draw:auto-grow-height="true" draw:auto-grow-width="true" fo:min-height="1.779cm" fo:min-width="0.946cm" fo:padding-top="0cm" fo:padding-bottom="0cm" fo:padding-left="0cm" fo:padding-right="0cm"/>
    </style:style>
    <style:style style:name="gr37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2.467cm" fo:min-width="24.948cm" fo:padding-top="0.177cm" fo:padding-bottom="0.177cm" fo:padding-left="0.302cm" fo:padding-right="0.30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99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729fcf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99"/>
      <style:paragraph-properties fo:text-align="center" style:writing-mode="lr-tb"/>
      <style:text-properties style:font-name="Ubuntu" fo:font-size="10pt" style:font-size-asian="10pt" style:font-size-complex="1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9" style:family="paragraph">
      <loext:graphic-properties draw:fill="none"/>
      <style:text-properties fo:font-size="18.7000007629395pt" style:font-size-asian="18.7000007629395pt" style:font-size-complex="18.7000007629395pt"/>
    </style:style>
    <style:style style:name="P10" style:family="paragraph">
      <style:paragraph-properties fo:text-align="start" style:writing-mode="lr-tb"/>
      <style:text-properties style:font-name="Ubuntu" fo:font-size="10pt" style:font-size-asian="10pt" style:font-size-complex="10pt"/>
    </style:style>
    <style:style style:name="P11" style:family="paragraph">
      <loext:graphic-properties draw:fill="solid" draw:fill-color="#ffff99"/>
      <style:paragraph-properties fo:text-align="start" style:writing-mode="lr-tb"/>
      <style:text-properties style:font-name="Ubuntu" fo:font-size="10pt" style:font-size-asian="10pt" style:font-size-complex="10pt"/>
    </style:style>
    <style:style style:name="P12" style:family="paragraph">
      <style:paragraph-properties fo:text-align="start" style:writing-mode="lr-tb"/>
      <style:text-properties style:font-name="Ubuntu" fo:font-size="8pt" style:font-size-asian="8pt" style:font-size-complex="8pt"/>
    </style:style>
    <style:style style:name="P13" style:family="paragraph">
      <loext:graphic-properties draw:fill="none"/>
      <style:text-properties style:font-name="Ubuntu" fo:font-size="8pt" style:font-size-asian="8pt" style:font-size-complex="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00" style:font-name="Ubuntu" fo:font-size="10pt" style:font-size-asian="10pt" style:font-name-complex="TTA7F5AB5FtCIDWinCharSetFFFFH1" style:font-size-complex="10pt"/>
    </style:style>
    <style:style style:name="T2" style:family="text">
      <style:text-properties fo:color="#000000" style:font-name="Helvetica1" fo:font-size="7.40000009536743pt" fo:font-weight="bold" style:font-size-asian="7.40000009536743pt" style:font-name-complex="Helvetica1" style:font-size-complex="7.40000009536743pt" style:font-weight-complex="bold"/>
    </style:style>
    <style:style style:name="T3" style:family="text">
      <style:text-properties fo:color="#000000" style:font-name="Helvetica1" fo:font-size="18.7000007629395pt" fo:font-weight="bold" style:font-size-asian="18.7000007629395pt" style:font-name-complex="Helvetica1" style:font-size-complex="18.7000007629395pt" style:font-weight-complex="bold"/>
    </style:style>
    <style:style style:name="T4" style:family="text">
      <style:text-properties fo:color="#408080" style:font-name="Ubuntu" fo:font-size="8pt" style:font-size-asian="8pt" style:font-name-complex="HelveticaOblique1" style:font-size-complex="8pt"/>
    </style:style>
    <style:style style:name="T5" style:family="text">
      <style:text-properties fo:color="#000000" style:font-name="Ubuntu" fo:font-size="10pt" style:font-size-asian="10pt" style:font-name-complex="Unknow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131cm" svg:y1="8.374cm" svg:x2="5.787cm" svg:y2="8.374cm">
          <text:p/>
        </draw:line>
        <draw:polyline draw:style-name="gr2" draw:text-style-name="P2" draw:layer="layout" svg:width="0cm" svg:height="0cm" svg:x="5.787cm" svg:y="8.374cm" svg:viewBox="0 0 0 0" draw:points="0,0">
          <text:p/>
        </draw:polyline>
        <draw:polygon draw:style-name="gr3" draw:text-style-name="P3" draw:layer="layout" svg:width="0.411cm" svg:height="0.273cm" svg:x="7.131cm" svg:y="8.236cm" svg:viewBox="0 0 412 274" draw:points="412,139 0,0 0,274">
          <text:p/>
        </draw:polygon>
        <draw:polygon draw:style-name="gr4" draw:text-style-name="P1" draw:layer="layout" svg:width="13.921cm" svg:height="5.513cm" svg:x="7.597cm" svg:y="7.53cm" svg:viewBox="0 0 13922 5514" draw:points="0,0 0,5514 13922,5514 13922,0">
          <text:p/>
        </draw:polygon>
        <draw:polygon draw:style-name="gr5" draw:text-style-name="P4" draw:layer="layout" svg:width="13.921cm" svg:height="5.513cm" svg:x="7.597cm" svg:y="7.53cm" svg:viewBox="0 0 13922 5514" draw:points="0,0 0,5514 13922,5514 13922,0">
          <text:p/>
        </draw:polygon>
        <draw:polygon draw:style-name="gr6" draw:text-style-name="P2" draw:layer="layout" svg:width="2.317cm" svg:height="1.385cm" svg:x="18.953cm" svg:y="14.277cm" svg:viewBox="0 0 2318 1386" draw:points="0,0 0,1386 2318,1386 2318,0">
          <text:p/>
        </draw:polygon>
        <draw:polygon draw:style-name="gr6" draw:text-style-name="P2" draw:layer="layout" svg:width="2.195cm" svg:height="1.372cm" svg:x="7.609cm" svg:y="4.894cm" svg:viewBox="0 0 2196 1373" draw:points="0,0 0,1373 2196,1373 2196,0">
          <text:p/>
        </draw:polygon>
        <draw:polygon draw:style-name="gr6" draw:text-style-name="P2" draw:layer="layout" svg:width="3.566cm" svg:height="1.645cm" svg:x="2.193cm" svg:y="10.931cm" svg:viewBox="0 0 3567 1646" draw:points="0,0 0,1646 3567,1646 3567,0">
          <text:p/>
        </draw:polygon>
        <draw:line draw:style-name="gr7" draw:text-style-name="P1" draw:layer="layout" svg:x1="7.542cm" svg:y1="11.752cm" svg:x2="5.759cm" svg:y2="11.752cm">
          <text:p/>
        </draw:line>
        <draw:polyline draw:style-name="gr8" draw:text-style-name="P2" draw:layer="layout" svg:width="0cm" svg:height="0cm" svg:x="5.759cm" svg:y="11.752cm" svg:viewBox="0 0 0 0" draw:points="0,0">
          <text:p/>
        </draw:polyline>
        <draw:polygon draw:style-name="gr3" draw:text-style-name="P3" draw:layer="layout" svg:width="0.411cm" svg:height="0.273cm" svg:x="5.759cm" svg:y="11.617cm" svg:viewBox="0 0 412 274" draw:points="0,136 412,0 412,274">
          <text:p/>
        </draw:polygon>
        <draw:polygon draw:style-name="gr3" draw:text-style-name="P3" draw:layer="layout" svg:width="0.411cm" svg:height="0.273cm" svg:x="7.131cm" svg:y="11.617cm" svg:viewBox="0 0 412 274" draw:points="412,136 0,0 0,274">
          <text:p/>
        </draw:polygon>
        <draw:polygon draw:style-name="gr6" draw:text-style-name="P2" draw:layer="layout" svg:width="2.195cm" svg:height="1.371cm" svg:x="9.982cm" svg:y="4.882cm" svg:viewBox="0 0 2196 1372" draw:points="0,0 0,1372 2196,1372 2196,0">
          <text:p/>
        </draw:polygon>
        <draw:line draw:style-name="gr7" draw:text-style-name="P1" draw:layer="layout" svg:x1="11.081cm" svg:y1="6.253cm" svg:x2="11.081cm" svg:y2="7.487cm">
          <text:p/>
        </draw:line>
        <draw:polyline draw:style-name="gr7" draw:text-style-name="P1" draw:layer="layout" svg:width="0cm" svg:height="0cm" svg:x="11.081cm" svg:y="7.487cm" svg:viewBox="0 0 0 0" draw:points="0,0">
          <text:p/>
        </draw:polyline>
        <draw:polygon draw:style-name="gr3" draw:text-style-name="P3" draw:layer="layout" svg:width="0.275cm" svg:height="0.41cm" svg:x="10.943cm" svg:y="7.077cm" svg:viewBox="0 0 276 411" draw:points="139,411 276,0 0,0">
          <text:p/>
        </draw:polygon>
        <draw:polygon draw:style-name="gr6" draw:text-style-name="P2" draw:layer="layout" svg:width="1.855cm" svg:height="1.371cm" svg:x="12.342cm" svg:y="4.882cm" svg:viewBox="0 0 1856 1372" draw:points="0,0 0,1372 1856,1372 1856,0">
          <text:p/>
        </draw:polygon>
        <draw:polygon draw:style-name="gr3" draw:text-style-name="P3" draw:layer="layout" svg:width="0.275cm" svg:height="0.411cm" svg:x="13.028cm" svg:y="6.253cm" svg:viewBox="0 0 276 412" draw:points="139,0 276,412 0,412">
          <text:p/>
        </draw:polygon>
        <draw:polygon draw:style-name="gr6" draw:text-style-name="P2" draw:layer="layout" svg:width="2.015cm" svg:height="1.371cm" svg:x="14.722cm" svg:y="4.869cm" svg:viewBox="0 0 2016 1372" draw:points="0,0 0,1372 2016,1372 2016,0">
          <text:p/>
        </draw:polygon>
        <draw:polygon draw:style-name="gr3" draw:text-style-name="P3" draw:layer="layout" svg:width="0.273cm" svg:height="0.411cm" svg:x="15.408cm" svg:y="6.24cm" svg:viewBox="0 0 274 412" draw:points="138,0 274,412 0,412">
          <text:p/>
        </draw:polygon>
        <draw:line draw:style-name="gr7" draw:text-style-name="P1" draw:layer="layout" svg:x1="13.166cm" svg:y1="6.253cm" svg:x2="13.166cm" svg:y2="7.487cm">
          <text:p/>
        </draw:line>
        <draw:polyline draw:style-name="gr7" draw:text-style-name="P1" draw:layer="layout" svg:width="0cm" svg:height="0cm" svg:x="13.166cm" svg:y="7.487cm" svg:viewBox="0 0 0 0" draw:points="0,0">
          <text:p/>
        </draw:polyline>
        <draw:polygon draw:style-name="gr3" draw:text-style-name="P3" draw:layer="layout" svg:width="0.275cm" svg:height="0.41cm" svg:x="13.028cm" svg:y="7.077cm" svg:viewBox="0 0 276 411" draw:points="139,411 276,0 0,0">
          <text:p/>
        </draw:polygon>
        <draw:line draw:style-name="gr7" draw:text-style-name="P1" draw:layer="layout" svg:x1="15.545cm" svg:y1="6.24cm" svg:x2="15.545cm" svg:y2="7.475cm">
          <text:p/>
        </draw:line>
        <draw:polyline draw:style-name="gr7" draw:text-style-name="P1" draw:layer="layout" svg:width="0cm" svg:height="0cm" svg:x="15.545cm" svg:y="7.475cm" svg:viewBox="0 0 0 0" draw:points="0,0">
          <text:p/>
        </draw:polyline>
        <draw:polygon draw:style-name="gr3" draw:text-style-name="P3" draw:layer="layout" svg:width="0.273cm" svg:height="0.413cm" svg:x="15.408cm" svg:y="7.062cm" svg:viewBox="0 0 274 414" draw:points="138,414 274,0 0,0">
          <text:p/>
        </draw:polygon>
        <draw:polygon draw:style-name="gr3" draw:text-style-name="P3" draw:layer="layout" svg:width="0.275cm" svg:height="0.411cm" svg:x="20.009cm" svg:y="13.016cm" svg:viewBox="0 0 276 412" draw:points="138,0 276,412 0,412">
          <text:p/>
        </draw:polygon>
        <draw:line draw:style-name="gr7" draw:text-style-name="P1" draw:layer="layout" svg:x1="20.146cm" svg:y1="13.016cm" svg:x2="20.146cm" svg:y2="14.25cm">
          <text:p/>
        </draw:line>
        <draw:polyline draw:style-name="gr8" draw:text-style-name="P2" draw:layer="layout" svg:width="0cm" svg:height="0cm" svg:x="20.146cm" svg:y="14.25cm" svg:viewBox="0 0 0 0" draw:points="0,0">
          <text:p/>
        </draw:polyline>
        <draw:polygon draw:style-name="gr3" draw:text-style-name="P3" draw:layer="layout" svg:width="0.275cm" svg:height="0.413cm" svg:x="20.009cm" svg:y="13.837cm" svg:viewBox="0 0 276 414" draw:points="138,414 276,0 0,0">
          <text:p/>
        </draw:polygon>
        <draw:polygon draw:style-name="gr9" draw:text-style-name="P3" draw:layer="layout" svg:width="0.275cm" svg:height="0.411cm" svg:x="10.943cm" svg:y="6.253cm" svg:viewBox="0 0 276 412" draw:points="139,0 276,412 0,412">
          <text:p/>
        </draw:polygon>
        <draw:polygon draw:style-name="gr7" draw:text-style-name="P1" draw:layer="layout" svg:width="0.275cm" svg:height="0.411cm" svg:x="10.943cm" svg:y="6.253cm" svg:viewBox="0 0 276 412" draw:points="139,0 276,412 0,412">
          <text:p/>
        </draw:polygon>
        <draw:line draw:style-name="gr7" draw:text-style-name="P1" draw:layer="layout" svg:x1="8.653cm" svg:y1="6.24cm" svg:x2="8.653cm" svg:y2="7.475cm">
          <text:p/>
        </draw:line>
        <draw:polyline draw:style-name="gr7" draw:text-style-name="P1" draw:layer="layout" svg:width="0cm" svg:height="0cm" svg:x="8.653cm" svg:y="7.475cm" svg:viewBox="0 0 0 0" draw:points="0,0">
          <text:p/>
        </draw:polyline>
        <draw:polygon draw:style-name="gr9" draw:text-style-name="P3" draw:layer="layout" svg:width="0.276cm" svg:height="0.413cm" svg:x="8.515cm" svg:y="7.062cm" svg:viewBox="0 0 277 414" draw:points="138,414 277,0 0,0">
          <text:p/>
        </draw:polygon>
        <draw:polygon draw:style-name="gr7" draw:text-style-name="P1" draw:layer="layout" svg:width="0.276cm" svg:height="0.413cm" svg:x="8.515cm" svg:y="7.062cm" svg:viewBox="0 0 277 414" draw:points="138,414 277,0 0,0">
          <text:p/>
        </draw:polygon>
        <draw:polygon draw:style-name="gr3" draw:text-style-name="P3" draw:layer="layout" svg:width="0.276cm" svg:height="0.411cm" svg:x="8.515cm" svg:y="6.24cm" svg:viewBox="0 0 277 412" draw:points="138,0 277,412 0,412">
          <text:p/>
        </draw:polygon>
        <draw:polygon draw:style-name="gr6" draw:text-style-name="P2" draw:layer="layout" svg:width="3.566cm" svg:height="2.496cm" svg:x="2.193cm" svg:y="7.618cm" svg:viewBox="0 0 3567 2497" draw:points="0,0 0,2497 3567,2497 3567,0">
          <text:p/>
        </draw:polygon>
        <draw:line draw:style-name="gr7" draw:text-style-name="P1" draw:layer="layout" svg:x1="23.713cm" svg:y1="8.749cm" svg:x2="21.929cm" svg:y2="8.749cm">
          <text:p/>
        </draw:line>
        <draw:polyline draw:style-name="gr7" draw:text-style-name="P1" draw:layer="layout" svg:width="0cm" svg:height="0cm" svg:x="21.929cm" svg:y="8.749cm" svg:viewBox="0 0 0 0" draw:points="0,0">
          <text:p/>
        </draw:polyline>
        <draw:polygon draw:style-name="gr3" draw:text-style-name="P3" draw:layer="layout" svg:width="0.41cm" svg:height="0.273cm" svg:x="21.533cm" svg:y="8.613cm" svg:viewBox="0 0 411 274" draw:points="0,137 411,0 411,274">
          <text:p/>
        </draw:polygon>
        <draw:polygon draw:style-name="gr3" draw:text-style-name="P3" draw:layer="layout" svg:width="0.413cm" svg:height="0.273cm" svg:x="23.3cm" svg:y="8.613cm" svg:viewBox="0 0 414 274" draw:points="414,137 0,0 0,274">
          <text:p/>
        </draw:polygon>
        <draw:polygon draw:style-name="gr6" draw:text-style-name="P2" draw:layer="layout" svg:width="3.567cm" svg:height="1.645cm" svg:x="23.713cm" svg:y="7.9cm" svg:viewBox="0 0 3568 1646" draw:points="0,0 0,1646 3568,1646 3568,0">
          <text:p/>
        </draw:polygon>
        <draw:line draw:style-name="gr7" draw:text-style-name="P1" draw:layer="layout" svg:x1="23.698cm" svg:y1="11.89cm" svg:x2="21.916cm" svg:y2="11.89cm">
          <text:p/>
        </draw:line>
        <draw:polyline draw:style-name="gr7" draw:text-style-name="P1" draw:layer="layout" svg:width="0cm" svg:height="0cm" svg:x="21.916cm" svg:y="11.89cm" svg:viewBox="0 0 0 0" draw:points="0,0">
          <text:p/>
        </draw:polyline>
        <draw:polygon draw:style-name="gr3" draw:text-style-name="P3" draw:layer="layout" svg:width="0.41cm" svg:height="0.275cm" svg:x="21.546cm" svg:y="11.752cm" svg:viewBox="0 0 411 276" draw:points="0,139 411,0 411,276">
          <text:p/>
        </draw:polygon>
        <draw:polygon draw:style-name="gr3" draw:text-style-name="P3" draw:layer="layout" svg:width="0.411cm" svg:height="0.275cm" svg:x="23.315cm" svg:y="11.767cm" svg:viewBox="0 0 412 276" draw:points="412,139 0,0 0,276">
          <text:p/>
        </draw:polygon>
        <draw:polygon draw:style-name="gr6" draw:text-style-name="P2" draw:layer="layout" svg:width="3.567cm" svg:height="1.647cm" svg:x="23.74cm" svg:y="11.081cm" svg:viewBox="0 0 3568 1648" draw:points="0,0 0,1648 3568,1648 3568,0">
          <text:p/>
        </draw:polygon>
        <draw:polygon draw:style-name="gr6" draw:text-style-name="P2" draw:layer="layout" svg:width="2.318cm" svg:height="1.385cm" svg:x="16.307cm" svg:y="14.277cm" svg:viewBox="0 0 2319 1386" draw:points="0,0 0,1386 2319,1386 2319,0">
          <text:p/>
        </draw:polygon>
        <draw:polygon draw:style-name="gr3" draw:text-style-name="P3" draw:layer="layout" svg:width="0.273cm" svg:height="0.411cm" svg:x="17.363cm" svg:y="13.016cm" svg:viewBox="0 0 274 412" draw:points="136,0 274,412 0,412">
          <text:p/>
        </draw:polygon>
        <draw:line draw:style-name="gr7" draw:text-style-name="P1" draw:layer="layout" svg:x1="17.498cm" svg:y1="13.016cm" svg:x2="17.498cm" svg:y2="14.25cm">
          <text:p/>
        </draw:line>
        <draw:polyline draw:style-name="gr8" draw:text-style-name="P2" draw:layer="layout" svg:width="0cm" svg:height="0cm" svg:x="17.498cm" svg:y="14.25cm" svg:viewBox="0 0 0 0" draw:points="0,0">
          <text:p/>
        </draw:polyline>
        <draw:polygon draw:style-name="gr3" draw:text-style-name="P3" draw:layer="layout" svg:width="0.273cm" svg:height="0.413cm" svg:x="17.363cm" svg:y="13.837cm" svg:viewBox="0 0 274 414" draw:points="136,414 274,0 0,0">
          <text:p/>
        </draw:polygon>
        <draw:frame draw:style-name="gr10" draw:text-style-name="P6" draw:layer="layout" svg:width="2.779cm" svg:height="1.971cm" svg:x="2.529cm" svg:y="7.858cm">
          <draw:text-box>
            <text:p text:style-name="P5"><text:span text:style-name="T1">POWER</text:span></text:p>
            <text:p text:style-name="P5"><text:span text:style-name="T1">3.7V ~ 5.5V</text:span></text:p>
            <text:p text:style-name="P5"><text:span text:style-name="T1">USB / LiPo / 3xAA</text:span></text:p>
            <text:p text:style-name="P5"><text:span text:style-name="T1"/></text:p>
            <text:p text:style-name="P5"><text:span text:style-name="T1">COIN CELL</text:span></text:p>
          </draw:text-box>
        </draw:frame>
        <draw:frame draw:style-name="gr11" draw:text-style-name="P8" draw:layer="layout" svg:width="0.993cm" svg:height="0.344cm" svg:x="7.692cm" svg:y="8.257cm">
          <draw:text-box>
            <text:p text:style-name="P7"><text:span text:style-name="T2">POWER</text:span></text:p>
          </draw:text-box>
        </draw:frame>
        <draw:frame draw:style-name="gr12" draw:text-style-name="P9" draw:layer="layout" svg:width="2.453cm" svg:height="0.852cm" svg:x="12.48cm" svg:y="9.68cm">
          <draw:text-box>
            <text:p text:style-name="P7"><text:span text:style-name="T3"><text:s text:c="6"/></text:span><text:span text:style-name="T3">NXP</text:span></text:p>
          </draw:text-box>
        </draw:frame>
        <draw:frame draw:style-name="gr13" draw:text-style-name="P9" draw:layer="layout" svg:width="3.892cm" svg:height="0.852cm" svg:x="12.48cm" svg:y="10.359cm">
          <draw:text-box>
            <text:p text:style-name="P7"><text:span text:style-name="T3"><text:s text:c="2"/></text:span><text:span text:style-name="T3">IMXRT1050</text:span></text:p>
          </draw:text-box>
        </draw:frame>
        <draw:frame draw:style-name="gr14" draw:text-style-name="P8" draw:layer="layout" svg:width="0.967cm" svg:height="0.344cm" svg:x="7.707cm" svg:y="11.611cm">
          <draw:text-box>
            <text:p text:style-name="P7"><text:span text:style-name="T2">SDRAM</text:span></text:p>
          </draw:text-box>
        </draw:frame>
        <draw:frame draw:style-name="gr15" draw:text-style-name="P8" draw:layer="layout" svg:width="0.942cm" svg:height="0.344cm" svg:x="20.505cm" svg:y="8.647cm">
          <draw:text-box>
            <text:p text:style-name="P7"><text:span text:style-name="T2">FlexSPI</text:span></text:p>
          </draw:text-box>
        </draw:frame>
        <draw:frame draw:style-name="gr16" draw:text-style-name="P11" draw:layer="layout" svg:width="0.683cm" svg:height="0.395cm" svg:x="8.308cm" svg:y="5.384cm">
          <draw:text-box>
            <text:p text:style-name="P10"><text:span text:style-name="T1">LCD</text:span></text:p>
          </draw:text-box>
        </draw:frame>
        <draw:frame draw:style-name="gr17" draw:text-style-name="P11" draw:layer="layout" svg:width="1.204cm" svg:height="0.395cm" svg:x="3.372cm" svg:y="11.395cm">
          <draw:text-box>
            <text:p text:style-name="P7"><text:span text:style-name="T1">SDRAM</text:span></text:p>
          </draw:text-box>
        </draw:frame>
        <draw:frame draw:style-name="gr18" draw:text-style-name="P11" draw:layer="layout" svg:width="1.331cm" svg:height="0.395cm" svg:x="24.881cm" svg:y="11.658cm">
          <draw:text-box>
            <text:p text:style-name="P10"><text:span text:style-name="T1">SD SLOT</text:span></text:p>
          </draw:text-box>
        </draw:frame>
        <draw:frame draw:style-name="gr19" draw:text-style-name="P13" draw:layer="layout" svg:width="0.607cm" svg:height="0.319cm" svg:x="8.859cm" svg:y="6.702cm">
          <draw:text-box>
            <text:p text:style-name="P12"><text:span text:style-name="T4">DISP</text:span></text:p>
          </draw:text-box>
        </draw:frame>
        <draw:frame draw:style-name="gr20" draw:text-style-name="P13" draw:layer="layout" svg:width="0.408cm" svg:height="0.319cm" svg:x="11.21cm" svg:y="6.697cm">
          <draw:text-box>
            <text:p text:style-name="P12"><text:span text:style-name="T4">CSI</text:span></text:p>
          </draw:text-box>
        </draw:frame>
        <draw:frame draw:style-name="gr21" draw:text-style-name="P13" draw:layer="layout" svg:width="1.31cm" svg:height="0.319cm" svg:x="13.194cm" svg:y="6.731cm">
          <draw:text-box>
            <text:p text:style-name="P12"><text:span text:style-name="T4">USB OTG1</text:span></text:p>
          </draw:text-box>
        </draw:frame>
        <draw:frame draw:style-name="gr21" draw:text-style-name="P13" draw:layer="layout" svg:width="1.31cm" svg:height="0.319cm" svg:x="15.681cm" svg:y="6.731cm">
          <draw:text-box>
            <text:p text:style-name="P12"><text:span text:style-name="T4">USB OTG2</text:span></text:p>
          </draw:text-box>
        </draw:frame>
        <draw:frame draw:style-name="gr22" draw:text-style-name="P13" draw:layer="layout" svg:width="1.509cm" svg:height="0.319cm" svg:x="20.285cm" svg:y="13.498cm">
          <draw:text-box>
            <text:p text:style-name="P12"><text:span text:style-name="T4">JTAG</text:span></text:p>
          </draw:text-box>
        </draw:frame>
        <draw:frame draw:style-name="gr23" draw:text-style-name="P13" draw:layer="layout" svg:width="1.01cm" svg:height="0.319cm" svg:x="6.197cm" svg:y="11.277cm">
          <draw:text-box>
            <text:p text:style-name="P12"><text:span text:style-name="T4">x16 bits</text:span></text:p>
          </draw:text-box>
        </draw:frame>
        <draw:frame draw:style-name="gr24" draw:text-style-name="P13" draw:layer="layout" svg:width="0.933cm" svg:height="0.319cm" svg:x="22.155cm" svg:y="8.342cm">
          <draw:text-box>
            <text:p text:style-name="P12"><text:span text:style-name="T4">FlexSPI</text:span></text:p>
          </draw:text-box>
        </draw:frame>
        <draw:frame draw:style-name="gr25" draw:text-style-name="P13" draw:layer="layout" svg:width="0.518cm" svg:height="0.319cm" svg:x="22.377cm" svg:y="11.466cm">
          <draw:text-box>
            <text:p text:style-name="P12"><text:span text:style-name="T4">SD0</text:span></text:p>
          </draw:text-box>
        </draw:frame>
        <draw:frame draw:style-name="gr26" draw:text-style-name="P8" draw:layer="layout" svg:width="0.747cm" svg:height="0.344cm" svg:x="20.71cm" svg:y="11.761cm">
          <draw:text-box>
            <text:p text:style-name="P7"><text:span text:style-name="T2">SDHC</text:span></text:p>
          </draw:text-box>
        </draw:frame>
        <draw:frame draw:style-name="gr27" draw:text-style-name="P11" draw:layer="layout" svg:width="1.213cm" svg:height="0.395cm" svg:x="10.425cm" svg:y="5.334cm">
          <draw:text-box>
            <text:p text:style-name="P10"><text:span text:style-name="T1">Camera</text:span></text:p>
          </draw:text-box>
        </draw:frame>
        <draw:frame draw:style-name="gr28" draw:text-style-name="P11" draw:layer="layout" svg:width="1.42cm" svg:height="0.395cm" svg:x="12.522cm" svg:y="5.303cm">
          <draw:text-box>
            <text:p text:style-name="P10"><text:span text:style-name="T1">USB OTG</text:span></text:p>
          </draw:text-box>
        </draw:frame>
        <draw:frame draw:style-name="gr29" draw:text-style-name="P11" draw:layer="layout" svg:width="1.64cm" svg:height="0.395cm" svg:x="14.935cm" svg:y="5.334cm">
          <draw:text-box>
            <text:p text:style-name="P10"><text:span text:style-name="T1">USB HOST</text:span></text:p>
          </draw:text-box>
        </draw:frame>
        <draw:frame draw:style-name="gr30" draw:text-style-name="P11" draw:layer="layout" svg:width="0.815cm" svg:height="0.395cm" svg:x="19.768cm" svg:y="14.493cm">
          <draw:text-box>
            <text:p text:style-name="P10"><text:span text:style-name="T1">JTAG</text:span></text:p>
          </draw:text-box>
        </draw:frame>
        <draw:frame draw:style-name="gr31" draw:text-style-name="P11" draw:layer="layout" svg:width="1.568cm" svg:height="0.395cm" svg:x="16.733cm" svg:y="14.671cm">
          <draw:text-box>
            <text:p text:style-name="P10"><text:span text:style-name="T1">ARDUINO</text:span></text:p>
          </draw:text-box>
        </draw:frame>
        <draw:frame draw:style-name="gr32" draw:text-style-name="P13" draw:layer="layout" svg:width="1.026cm" svg:height="0.319cm" svg:x="17.617cm" svg:y="13.473cm">
          <draw:text-box>
            <text:p text:style-name="P12"><text:span text:style-name="T4">Arduino</text:span></text:p>
          </draw:text-box>
        </draw:frame>
        <draw:frame draw:style-name="gr33" draw:text-style-name="P11" draw:layer="layout" svg:width="1.67cm" svg:height="0.395cm" svg:x="24.638cm" svg:y="8.534cm">
          <draw:text-box>
            <text:p text:style-name="P10"><text:span text:style-name="T1">QSPI Flash</text:span></text:p>
          </draw:text-box>
        </draw:frame>
        <draw:line draw:style-name="gr1" draw:text-style-name="P1" draw:layer="layout" svg:x1="7.128cm" svg:y1="9.571cm" svg:x2="5.784cm" svg:y2="9.571cm">
          <text:p/>
        </draw:line>
        <draw:polyline draw:style-name="gr2" draw:text-style-name="P2" draw:layer="layout" svg:width="0cm" svg:height="0cm" svg:x="5.784cm" svg:y="9.571cm" svg:viewBox="0 0 0 0" draw:points="0,0">
          <text:p/>
        </draw:polyline>
        <draw:polygon draw:style-name="gr3" draw:text-style-name="P3" draw:layer="layout" svg:width="0.411cm" svg:height="0.273cm" svg:x="7.128cm" svg:y="9.433cm" svg:viewBox="0 0 412 274" draw:points="412,139 0,0 0,274">
          <text:p/>
        </draw:polygon>
        <draw:frame draw:style-name="gr34" draw:text-style-name="P8" draw:layer="layout" svg:width="0.713cm" svg:height="0.344cm" svg:x="7.689cm" svg:y="9.454cm">
          <draw:text-box>
            <text:p text:style-name="P7"><text:span text:style-name="T2">SNVS</text:span></text:p>
          </draw:text-box>
        </draw:frame>
        <draw:polygon draw:style-name="gr6" draw:text-style-name="P2" draw:layer="layout" svg:width="2.318cm" svg:height="2.968cm" svg:x="12.708cm" svg:y="14.277cm" svg:viewBox="0 0 2319 2969" draw:points="0,0 0,2969 2319,2969 2319,0">
          <text:p/>
        </draw:polygon>
        <draw:polygon draw:style-name="gr3" draw:text-style-name="P3" draw:layer="layout" svg:width="0.273cm" svg:height="0.411cm" svg:x="13.764cm" svg:y="13.016cm" svg:viewBox="0 0 274 412" draw:points="136,0 274,412 0,412">
          <text:p/>
        </draw:polygon>
        <draw:line draw:style-name="gr7" draw:text-style-name="P1" draw:layer="layout" svg:x1="13.899cm" svg:y1="13.016cm" svg:x2="13.899cm" svg:y2="14.25cm">
          <text:p/>
        </draw:line>
        <draw:polyline draw:style-name="gr8" draw:text-style-name="P2" draw:layer="layout" svg:width="0cm" svg:height="0cm" svg:x="13.899cm" svg:y="14.25cm" svg:viewBox="0 0 0 0" draw:points="0,0">
          <text:p/>
        </draw:polyline>
        <draw:polygon draw:style-name="gr3" draw:text-style-name="P3" draw:layer="layout" svg:width="0.273cm" svg:height="0.413cm" svg:x="13.764cm" svg:y="13.837cm" svg:viewBox="0 0 274 414" draw:points="136,414 274,0 0,0">
          <text:p/>
        </draw:polygon>
        <draw:frame draw:style-name="gr35" draw:text-style-name="P13" draw:layer="layout" svg:width="0.853cm" svg:height="0.319cm" svg:x="14.046cm" svg:y="13.473cm">
          <draw:text-box>
            <text:p text:style-name="P12"><text:span text:style-name="T4">GPIO’s</text:span></text:p>
          </draw:text-box>
        </draw:frame>
        <draw:frame draw:style-name="gr36" draw:text-style-name="P11" draw:layer="layout" svg:width="1.399cm" svg:height="2.759cm" svg:x="13.176cm" svg:y="14.407cm">
          <draw:text-box>
            <text:p text:style-name="P10"><text:span text:style-name="T5">Wakeup</text:span></text:p>
            <text:p text:style-name="P10"><text:span text:style-name="T5">UART</text:span></text:p>
            <text:p text:style-name="P10"><text:span text:style-name="T5">I2C</text:span></text:p>
            <text:p text:style-name="P10"><text:span text:style-name="T5">I2S, x2</text:span></text:p>
            <text:p text:style-name="P10"><text:span text:style-name="T5">SPI</text:span></text:p>
            <text:p text:style-name="P10"><text:span text:style-name="T5">ADC</text:span></text:p>
            <text:p text:style-name="P10"><text:span text:style-name="T5">Ethernet</text:span></text:p>
          </draw:text-box>
        </draw:frame>
        <draw:custom-shape draw:style-name="gr37" draw:text-style-name="P14" draw:layer="layout" svg:width="25.552cm" svg:height="12.821cm" svg:x="1.987cm" svg:y="4.7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Oblique1" svg:font-family="HelveticaOblique"/>
    <style:font-face style:name="TTA7F5AB5FtCIDWinCharSetFFFFH1" svg:font-family="TTA7F5AB5FtCIDWinCharSetFFFFH"/>
    <style:font-face style:name="Unknown1" svg:font-family="Unknown"/>
    <style:font-face style:name="FreeSans1" svg:font-family="FreeSans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ans1" svg:font-family="'Liberation Sans'" style:font-pitch="variable"/>
    <style:font-face style:name="TTA7F5AB5FtCIDWinCharSetFFFFH" svg:font-family="TTA7F5AB5FtCIDWinCharSetFFFFH" style:font-pitch="variable"/>
    <style:font-face style:name="Ubuntu" svg:font-family="Ubuntu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8-01-07T22:10:17.902501386</meta:creation-date>
    <dc:date>2018-01-07T22:47:04.033846912</dc:date>
    <dc:creator>Anool Mahidharia</dc:creator>
    <meta:editing-duration>PT15M21S</meta:editing-duration>
    <meta:editing-cycles>8</meta:editing-cycles>
    <meta:generator>LibreOffice/5.1.6.2$Linux_X86_64 LibreOffice_project/10m0$Build-2</meta:generator>
    <meta:document-statistic meta:object-count="90"/>
  </office:meta>
</office:document-meta>
</file>